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494529" fo:border-bottom="thin solid #494529" fo:border-left="thin solid #494529" fo:border-right="none"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494529" fo:border-bottom="thin solid #494529" fo:border-left="none" fo:border-right="none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94529" fo:border-bottom="thin solid #494529" fo:border-left="none" fo:border-right="thin solid #494529" style:vertical-align="middle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494529" fo:border-bottom="thin solid #494529" fo:border-left="thin solid #494529" fo:border-right="thin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494529" fo:border-bottom="thin solid #494529" fo:border-left="thin solid #494529" fo:border-right="2pt solid #494529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94529" fo:border-bottom="none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494529" fo:border-bottom="none" fo:border-left="thin solid #494529" fo:border-right="2pt solid #494529" style:vertical-align="middle" fo:wrap-option="wrap" fo:background-color="transparent" style:rotation-angle="9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494529" style:vertical-align="middle" fo:background-color="transparent"/>
      <style:text-properties fo:font-size="26pt" style:font-size-asian="26pt" style:font-size-complex="26pt"/>
    </style:style>
    <style:style style:name="ce13" style:family="table-cell" style:parent-style-name="Default" style:data-style-name="N0">
      <style:table-cell-properties fo:border="thin solid #494529" style:vertical-align="middle" fo:background-color="transparent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transparent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 fo:background-color="transparent"/>
      <style:text-properties fo:font-size="26pt" style:font-size-asian="26pt" style:font-size-complex="26pt"/>
    </style:style>
    <style:style style:name="ce17" style:family="table-cell" style:parent-style-name="Default" style:data-style-name="N19">
      <style:table-cell-properties fo:border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494529" fo:border-bottom="thin solid #494529" fo:border-left="2pt solid #494529" fo:border-right="thin solid #494529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494529" style:vertical-align="middle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494529" style:vertical-align="middle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494529" fo:border-bottom="thin solid #494529" fo:border-left="thin solid #494529" fo:border-right="2pt solid #494529" style:vertical-align="middle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thin solid #494529" fo:border-bottom="2pt solid #494529" fo:border-left="2pt solid #494529" fo:border-right="thin solid #494529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494529" fo:border-bottom="2pt solid #494529" fo:border-left="thin solid #494529" fo:border-right="thin solid #494529" style:vertical-align="middle" fo:background-color="transparent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top="thin solid #494529" fo:border-bottom="2pt solid #494529" fo:border-left="thin solid #494529" fo:border-right="2pt solid #494529" style:vertical-align="middle"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transparent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-top="none" fo:border-bottom="thin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49452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494529" fo:border-bottom="2pt solid #494529" fo:border-left="none" fo:border-right="none"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494529" fo:border-bottom="2pt solid #494529" fo:border-left="2pt solid #494529" fo:border-right="thin solid #494529" style:diagonal-tl-br="thin solid #494529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494529" fo:border-bottom="2pt solid #494529" fo:border-left="thin solid #494529" fo:border-right="thin solid #494529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494529" fo:border-bottom="thin solid #494529" fo:border-left="2pt solid #494529" fo:border-right="2pt solid #494529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494529" fo:border-bottom="thin solid #494529" fo:border-left="2pt solid #494529" fo:border-right="2pt solid #494529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3.03866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471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01083333333333cm"/>
    </style:style>
    <style:style style:name="ro1" style:family="table-row">
      <style:table-row-properties style:row-height="39.9pt" style:use-optimal-row-height="false" fo:break-before="auto"/>
    </style:style>
    <style:style style:name="ro2" style:family="table-row">
      <style:table-row-properties style:row-height="41.1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9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3.2pt" style:use-optimal-row-height="true" fo:break-before="auto"/>
    </style:style>
    <style:style style:name="ro8" style:family="table-row">
      <style:table-row-properties style:row-height="12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au_de_synthèse_Épreuve_E4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35" table:default-cell-style-name="ce1"/>
        <table:table-column table:style-name="co5" table:number-columns-repeated="16341" table:default-cell-style-name="ce2"/>
        <table:table-row table:style-name="ro1">
          <table:table-cell office:value-type="string" table:number-columns-spanned="6" table:number-rows-spanned="1" table:style-name="ce30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30">
            <text:p>SESSION 2022</text:p>
          </table:table-cell>
          <table:covered-table-cell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31">
            <text:p>NOM et prénom : BOISSON Gaël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▢ SISR</text:p>
          </table:table-cell>
          <table:table-cell office:value-type="string" table:style-name="ce5">
            <text:p>▢ SLAM</text:p>
            <draw:frame draw:z-index="1" draw:id="id0" draw:style-name="a0" draw:name="Encre 3" svg:x="0.19127in" svg:y="0.03858in" svg:width="0.33031in" svg:height="0.2984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31">
            <text:p>Centre de formation : IPSSI</text:p>
          </table:table-cell>
          <table:covered-table-cell table:number-columns-repeated="4"/>
          <table:table-cell office:value-type="string" table:number-columns-spanned="3" table:number-rows-spanned="1" table:style-name="ce31">
            <text:p>N° candidat :<text:s/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32">
            <text:p>Tableau de synthèse des réalisations professionnelles<text:s/></text:p>
          </table:table-cell>
          <table:covered-table-cell table:number-columns-repeated="7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33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34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6">
            <text:p>Répondre aux incidents et aux demandes d’assistance et d’évolution</text:p>
          </table:table-cell>
          <table:table-cell office:value-type="string" table:style-name="ce6">
            <text:p>Développer la présence en ligne de l’organisation</text:p>
          </table:table-cell>
          <table:table-cell office:value-type="string" table:style-name="ce6">
            <text:p>Travailler en mode projet</text:p>
          </table:table-cell>
          <table:table-cell office:value-type="string" table:style-name="ce6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text:s/>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text:s/>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9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5">
            <text:p>Réalisation en cours de formation</text:p>
            <text:p/>
            <text:p/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Veilles technologiques</text:p>
          </table:table-cell>
          <table:table-cell office:value-type="string" table:style-name="ce11">
            <text:p>21/11/2021<text:s/></text:p>
            <text:p>au<text:s/></text:p>
            <text:p>25/05/2023</text:p>
          </table:table-cell>
          <table:table-cell office:value-type="string" table:style-name="ce12">
            <text:p>X</text:p>
          </table:table-cell>
          <table:table-cell table:number-columns-repeated="2" table:style-name="ce13"/>
          <table:table-cell office:value-type="string" table:style-name="ce12">
            <text:p>X</text:p>
          </table:table-cell>
          <table:table-cell table:style-name="ce13"/>
          <table:table-cell table:style-name="ce14"/>
          <table:table-cell table:number-columns-repeated="16376"/>
        </table:table-row>
        <table:table-row table:style-name="ro1">
          <table:table-cell office:value-type="string" table:style-name="ce15">
            <text:p>Virtualisation de différents os pour répondre à un projet</text:p>
          </table:table-cell>
          <table:table-cell office:value-type="string" table:style-name="ce11">
            <text:p>25/10/2021<text:s/></text:p>
            <text:p>au<text:s/></text:p>
            <text:p>17/12/2021</text:p>
          </table:table-cell>
          <table:table-cell table:number-columns-repeated="3" table:style-name="ce13"/>
          <table:table-cell office:value-type="string" table:style-name="ce12">
            <text:p>X</text:p>
          </table:table-cell>
          <table:table-cell table:style-name="ce13"/>
          <table:table-cell office:value-type="string" table:style-name="ce16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pprentissages personnels via linkedin learning<text:s/></text:p>
          </table:table-cell>
          <table:table-cell office:value-type="string" table:style-name="ce11">
            <text:p>Depuis le<text:s/></text:p>
            <text:p>16/01/2022</text:p>
          </table:table-cell>
          <table:table-cell table:number-columns-repeated="5" table:style-name="ce13"/>
          <table:table-cell office:value-type="string" table:style-name="ce16">
            <text:p>X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Création d'une entreprise fictive et de sons site internet</text:p>
          </table:table-cell>
          <table:table-cell office:value-type="string" table:style-name="ce11">
            <text:p>17/01/2022<text:s/></text:p>
            <text:p>au<text:s/></text:p>
            <text:p>01/07/2022</text:p>
          </table:table-cell>
          <table:table-cell table:number-columns-repeated="2" table:style-name="ce13"/>
          <table:table-cell office:value-type="string" table:style-name="ce12">
            <text:p>X</text:p>
          </table:table-cell>
          <table:table-cell table:number-columns-repeated="2" table:style-name="ce13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Proposition de solutions pour répondre aux problématiques d'un client</text:p>
          </table:table-cell>
          <table:table-cell office:value-type="string" table:style-name="ce11">
            <text:p>13/01/2022<text:s/></text:p>
            <text:p>au<text:s/></text:p>
            <text:p>22/04/2022</text:p>
          </table:table-cell>
          <table:table-cell table:number-columns-repeated="3" table:style-name="ce13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Création d'un site e-commerce en React pour l'entreprise M2L à l'aide d'une API</text:p>
          </table:table-cell>
          <table:table-cell office:value-type="date" office:date-value="2022-10-21T00:00:00" table:style-name="ce17">
            <text:p>21/10/2022</text:p>
          </table:table-cell>
          <table:table-cell table:number-columns-repeated="2" table:style-name="ce13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Installation et utilisation de GLPI</text:p>
          </table:table-cell>
          <table:table-cell office:value-type="date" office:date-value="2023-03-14T00:00:00" table:style-name="ce17">
            <text:p>14/03/2023</text:p>
          </table:table-cell>
          <table:table-cell table:style-name="ce13"/>
          <table:table-cell office:value-type="string" table:style-name="ce12">
            <text:p>X</text:p>
          </table:table-cell>
          <table:table-cell table:number-columns-repeated="2" table:style-name="ce13"/>
          <table:table-cell office:value-type="string" table:style-name="ce12">
            <text:p>X</text:p>
          </table:table-cell>
          <table:table-cell table:style-name="ce14"/>
          <table:table-cell table:number-columns-repeated="16376"/>
        </table:table-row>
        <table:table-row table:number-rows-repeated="3" table:style-name="ro1">
          <table:table-cell table:style-name="ce10"/>
          <table:table-cell table:style-name="ce18"/>
          <table:table-cell table:number-columns-repeated="5" table:style-name="ce13"/>
          <table:table-cell table:style-name="ce14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6">
            <text:p>Réalisations en cours de stage de premièr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table:style-name="ce10"/>
          <table:table-cell table:style-name="ce18"/>
          <table:table-cell table:number-columns-repeated="2" table:style-name="ce13"/>
          <table:table-cell table:style-name="ce12"/>
          <table:table-cell table:number-columns-repeated="2" table:style-name="ce13"/>
          <table:table-cell table:style-name="ce14"/>
          <table:table-cell table:number-columns-repeated="16376"/>
        </table:table-row>
        <table:table-row table:number-rows-repeated="7" table:style-name="ro1">
          <table:table-cell table:style-name="ce10"/>
          <table:table-cell table:style-name="ce18"/>
          <table:table-cell table:number-columns-repeated="5" table:style-name="ce13"/>
          <table:table-cell table:style-name="ce14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36">
            <text:p>Réalisations en cours de stage de seconde anné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style-name="ce10">
            <text:p>Support technique des applications d'une entreprise à l'aide d'une<text:s/></text:p>
            <text:p>plateforme de ticketing</text:p>
          </table:table-cell>
          <table:table-cell office:value-type="string" table:style-name="ce11">
            <text:p>10/10/2022<text:s/></text:p>
            <text:p>au<text:s/></text:p>
            <text:p>10/07/2023</text:p>
          </table:table-cell>
          <table:table-cell table:style-name="ce13"/>
          <table:table-cell office:value-type="string" table:style-name="ce12">
            <text:p>X</text:p>
          </table:table-cell>
          <table:table-cell table:number-columns-repeated="3" table:style-name="ce13"/>
          <table:table-cell table:style-name="ce14"/>
          <table:table-cell table:number-columns-repeated="16376"/>
        </table:table-row>
        <table:table-row table:number-rows-repeated="4" table:style-name="ro1">
          <table:table-cell table:style-name="ce10"/>
          <table:table-cell table:style-name="ce18"/>
          <table:table-cell table:number-columns-repeated="5" table:style-name="ce13"/>
          <table:table-cell table:style-name="ce14"/>
          <table:table-cell table:number-columns-repeated="16376"/>
        </table:table-row>
        <table:table-row table:number-rows-repeated="2" table:style-name="ro1">
          <table:table-cell table:style-name="ce19"/>
          <table:table-cell table:style-name="ce20"/>
          <table:table-cell table:number-columns-repeated="5" table:style-name="ce21"/>
          <table:table-cell table:style-name="ce22"/>
          <table:table-cell table:number-columns-repeated="16376"/>
        </table:table-row>
        <table:table-row table:style-name="ro1">
          <table:table-cell table:style-name="ce23"/>
          <table:table-cell table:style-name="ce24"/>
          <table:table-cell table:number-columns-repeated="5" table:style-name="ce25"/>
          <table:table-cell table:style-name="ce26"/>
          <table:table-cell table:number-columns-repeated="16376"/>
        </table:table-row>
        <table:table-row table:style-name="ro6">
          <table:table-cell table:style-name="ce27"/>
          <table:table-cell table:style-name="ce28"/>
          <table:table-cell table:number-columns-repeated="6" table:style-name="ce29"/>
          <table:table-cell table:number-columns-repeated="16376"/>
        </table:table-row>
        <table:table-row table:number-rows-repeated="12" table:style-name="ro7">
          <table:table-cell table:number-columns-repeated="16384" table:style-name="ce1"/>
        </table:table-row>
        <table:table-row table:number-rows-repeated="1048528" table:style-name="ro8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6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n" number:country="US">
      <number:text> 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P1" number:language="en" number:country="US">
      <number:text>-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number:text> </number:text>
    </number:currency-style>
    <number:currency-style style:name="N36" number:language="en" number:country="US">
      <number:text> -</number:text>
      <number:number number:decimal-places="0" number:min-decimal-places="0" number:min-integer-digits="2">
        <number:embedded-text number:position="0"> </number:embedded-text>
      </number:number>
      <number:currency-symbol number:language="en" number:country="US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Euro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6850393700787in" fo:margin-bottom="0.196850393700787in" fo:margin-left="0.196850393700787in" fo:margin-right="0.196850393700787in" style:print-orientation="portrait" style:print-page-order="ttb" style:first-page-number="continue" style:scale-to="45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title/>
    <dc:description/>
    <dc:subject/>
    <meta:initial-creator>Christine Gaubert-Macon</meta:initial-creator>
    <dc:creator>Gaël Boisson</dc:creator>
    <meta:creation-date>2012-01-12T10:51:15Z</meta:creation-date>
    <dc:date>2023-03-27T15:57:11Z</dc:date>
  </office:meta>
</office:document-meta>
</file>